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CacheRangeFilter.getFiel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RangeFilter.equals( Object 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CacheRange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MultiFilterDocIdSet.RangeMultiFilterDocIdSet( FieldCache . StringIndex fc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angeMultiFilter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CacheRangeFilter.FieldCacheRangeFilter( String field , String lowerVal , String upperVal , boolean includeLower , boolean include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CacheRangeFilter.hash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MultiFilterIterato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MultiFilterIterator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CacheRangeFilter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ngeMultiFilterDocId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MultiFilterDocIdSet.initializ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